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5eb91e" draw:textarea-horizontal-align="justify" draw:textarea-vertical-align="middle" draw:auto-grow-height="false" fo:min-height="0.654cm" fo:min-width="2.40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3" style:family="graphic" style:parent-style-name="standard">
      <style:graphic-properties svg:stroke-color="#000000" draw:fill-color="#f6f9d4" draw:textarea-horizontal-align="justify" draw:textarea-vertical-align="middle" draw:auto-grow-height="false" fo:min-height="0.654cm" fo:min-width="2.4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0.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  <style:paragraph-properties style:writing-mode="lr-tb"/>
    </style:style>
    <style:style style:name="gr7" style:family="graphic" style:parent-style-name="objectwithoutfill">
      <style:graphic-properties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color="#666666" draw:auto-grow-height="false" fo:min-height="0.158cm" fo:min-width="0cm" fo:wrap-option="wrap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-color="#5eb91e"/>
      <style:paragraph-properties fo:text-align="center"/>
      <style:text-properties fo:font-size="16pt" style:font-size-asian="15pt" style:font-size-complex="15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6f9d4"/>
      <style:paragraph-properties fo:text-align="center"/>
      <style:text-properties fo:font-size="16pt" style:font-size-asian="15pt" style:font-size-complex="15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text-properties fo:font-size="16pt"/>
    </style:style>
    <style:style style:name="P7" style:family="paragraph">
      <loext:graphic-properties draw:fill="none" draw:fill-color="#ffffff"/>
      <style:text-properties fo:font-size="16pt"/>
    </style:style>
    <style:style style:name="P8" style:family="paragraph">
      <style:text-properties fo:font-size="12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3cm" svg:height="1cm" svg:x="4.25cm" svg:y="3.75cm">
          <text:p text:style-name="P1"><text:span text:style-name="T1">貯金箱</text:span><text:span text:style-name="T1">１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9cm" svg:height="1.17cm" svg:x="1.1cm" svg:y="1.1cm">
          <draw:text-box>
            <text:p>貯金アプリ</text:p>
          </draw:text-box>
        </draw:frame>
        <draw:custom-shape draw:style-name="gr3" draw:text-style-name="P4" draw:layer="layout" svg:width="3cm" svg:height="1cm" svg:x="8.451cm" svg:y="3.751cm">
          <text:p text:style-name="P1"><text:span text:style-name="T1">貯金箱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2.652cm" svg:y="3.752cm">
          <text:p text:style-name="P1"><text:span text:style-name="T1">貯金箱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547cm" svg:height="1.17cm" svg:x="5.4cm" svg:y="10.08cm">
          <draw:text-box>
            <text:p>,000 円</text:p>
          </draw:text-box>
        </draw:frame>
        <draw:custom-shape draw:style-name="gr5" draw:text-style-name="P5" draw:layer="layout" svg:width="0.65cm" svg:height="0.75cm" svg:x="4.868cm" svg:y="10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5cm" svg:height="0.75cm" svg:x="4.1cm" svg:y="10.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0.813cm" svg:height="0.878cm" svg:x="4.787cm" svg:y="9.638cm">
          <draw:text-box>
            <text:p text:style-name="P6">+</text:p>
          </draw:text-box>
        </draw:frame>
        <draw:frame draw:style-name="gr6" draw:text-style-name="P7" draw:layer="layout" svg:width="0.813cm" svg:height="0.878cm" svg:x="4.038cm" svg:y="9.638cm">
          <draw:text-box>
            <text:p text:style-name="P6">+</text:p>
          </draw:text-box>
        </draw:frame>
        <draw:frame draw:style-name="gr6" draw:text-style-name="P7" draw:layer="layout" svg:width="0.813cm" svg:height="0.878cm" svg:x="4.787cm" svg:y="10.738cm">
          <draw:text-box>
            <text:p text:style-name="P6">-</text:p>
          </draw:text-box>
        </draw:frame>
        <draw:frame draw:style-name="gr6" draw:text-style-name="P7" draw:layer="layout" svg:width="0.813cm" svg:height="0.878cm" svg:x="4.137cm" svg:y="10.772cm">
          <draw:text-box>
            <text:p text:style-name="P6">-</text:p>
          </draw:text-box>
        </draw:frame>
        <draw:custom-shape draw:style-name="gr1" draw:text-style-name="P2" draw:layer="layout" svg:width="3cm" svg:height="1cm" svg:x="4.251cm" svg:y="6.451cm">
          <text:p text:style-name="P1"><text:span text:style-name="T1">入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8.452cm" svg:y="6.452cm">
          <text:p text:style-name="P1"><text:span text:style-name="T1">出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2.653cm" svg:y="6.453cm">
          <text:p text:style-name="P1"><text:span text:style-name="T1">残高照会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9" draw:layer="layout" svg:width="3.076cm" svg:height="1.17cm" svg:x="8.645cm" svg:y="9.206cm">
          <draw:text-box>
            <text:p text:style-name="P8">10,000円札</text:p>
          </draw:text-box>
        </draw:frame>
        <draw:frame draw:style-name="gr4" draw:text-style-name="P9" draw:layer="layout" svg:width="2.839cm" svg:height="1.17cm" svg:x="8.882cm" svg:y="9.906cm">
          <draw:text-box>
            <text:p text:style-name="P8">5,000円札</text:p>
          </draw:text-box>
        </draw:frame>
        <draw:frame draw:style-name="gr4" draw:text-style-name="P9" draw:layer="layout" svg:width="2.839cm" svg:height="1.17cm" svg:x="8.882cm" svg:y="10.606cm">
          <draw:text-box>
            <text:p text:style-name="P8">1,000円札</text:p>
          </draw:text-box>
        </draw:frame>
        <draw:line draw:style-name="gr7" draw:text-style-name="P11" draw:layer="layout" svg:x1="12.28cm" svg:y1="9.776cm" svg:x2="17.53cm" svg:y2="9.776cm">
          <text:p text:style-name="P10"/>
          <text:p text:style-name="P10"/>
          <text:p text:style-name="P10"/>
          <text:p text:style-name="P10"/>
          <text:p text:style-name="P10"/>
          <text:p text:style-name="P10"/>
        </draw:line>
        <draw:custom-shape draw:style-name="gr8" draw:layer="layout" svg:width="0.5cm" svg:height="0.5cm" svg:x="12.68cm" svg:y="9.52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7" draw:text-style-name="P11" draw:layer="layout" svg:x1="12.28cm" svg:y1="10.577cm" svg:x2="17.53cm" svg:y2="10.577cm">
          <text:p text:style-name="P10"/>
          <text:p text:style-name="P10"/>
          <text:p text:style-name="P10"/>
          <text:p text:style-name="P10"/>
          <text:p text:style-name="P10"/>
          <text:p text:style-name="P10"/>
        </draw:line>
        <draw:custom-shape draw:style-name="gr8" draw:layer="layout" svg:width="0.5cm" svg:height="0.5cm" svg:x="12.68cm" svg:y="10.32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7" draw:text-style-name="P11" draw:layer="layout" svg:x1="12.28cm" svg:y1="11.278cm" svg:x2="17.53cm" svg:y2="11.278cm">
          <text:p text:style-name="P10"/>
          <text:p text:style-name="P10"/>
          <text:p text:style-name="P10"/>
          <text:p text:style-name="P10"/>
          <text:p text:style-name="P10"/>
          <text:p text:style-name="P10"/>
        </draw:line>
        <draw:custom-shape draw:style-name="gr8" draw:layer="layout" svg:width="0.5cm" svg:height="0.5cm" svg:x="12.68cm" svg:y="11.02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text-style-name="P2" draw:layer="layout" svg:width="3cm" svg:height="1cm" svg:x="8.752cm" svg:y="13.252cm">
          <text:p text:style-name="P1"><text:span text:style-name="T1">確定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CJK JP" style:font-family-complex="'Noto Sans CJK J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7T10:14:02.034584155</meta:creation-date>
    <dc:date>2022-01-17T13:29:16.206128938</dc:date>
    <meta:editing-duration>PT15M6S</meta:editing-duration>
    <meta:editing-cycles>2</meta:editing-cycles>
    <meta:generator>LibreOffice/7.2.5.2$Linux_X86_64 LibreOffice_project/20$Build-2</meta:generator>
    <meta:document-statistic meta:object-count="24"/>
  </office:meta>
</office:document-meta>
</file>